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2" svg:font-family="'Lohit Hindi'"/>
    <style:font-face style:name="OpenSymbol" svg:font-family="OpenSymbol"/>
    <style:font-face style:name="StarSymbol" svg:font-family="StarSymbol"/>
    <style:font-face style:name="DejaVu Sans1"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Verdana" svg:font-family="Verdana"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Tableau2" style:family="table">
      <style:table-properties style:width="17.101cm" fo:margin-left="0cm" table:align="left"/>
    </style:style>
    <style:style style:name="Tableau2.A" style:family="table-column">
      <style:table-column-properties style:column-width="9.998cm"/>
    </style:style>
    <style:style style:name="Tableau2.B" style:family="table-column">
      <style:table-column-properties style:column-width="7.103cm"/>
    </style:style>
    <style:style style:name="Tableau2.1" style:family="table-row">
      <style:table-row-properties style:min-row-height="2.487cm"/>
    </style:style>
    <style:style style:name="Tableau2.A1" style:family="table-cell">
      <style:table-cell-properties style:writing-mode="page"/>
    </style:style>
    <style:style style:name="Tableau1" style:family="table">
      <style:table-properties style:width="17.013cm" fo:margin-left="0cm" table:align="left"/>
    </style:style>
    <style:style style:name="Tableau1.A" style:family="table-column">
      <style:table-column-properties style:column-width="3.942cm"/>
    </style:style>
    <style:style style:name="Tableau1.B" style:family="table-column">
      <style:table-column-properties style:column-width="13.07cm"/>
    </style:style>
    <style:style style:name="Tableau1.A1" style:family="table-cell">
      <style:table-cell-properties fo:padding="0.097cm" fo:border="none"/>
    </style:style>
    <style:style style:name="P1" style:family="paragraph" style:parent-style-name="UrbanBody">
      <style:text-properties style:font-name="Times New Roman" fo:font-size="12pt" style:font-size-asian="12pt" style:font-size-complex="12pt"/>
    </style:style>
    <style:style style:name="P2" style:family="paragraph" style:parent-style-name="UrbanBody">
      <style:text-properties style:use-window-font-color="true"/>
    </style:style>
    <style:style style:name="P3" style:family="paragraph" style:parent-style-name="UrbanBody">
      <style:text-properties style:use-window-font-color="true" style:font-name="Times New Roman" fo:font-size="12pt" style:font-size-asian="12pt" style:font-size-complex="12pt"/>
    </style:style>
    <style:style style:name="P4" style:family="paragraph" style:parent-style-name="UrbanBody">
      <style:text-properties style:use-window-font-color="true" fo:font-weight="normal" style:font-weight-asian="normal" style:font-weight-complex="normal"/>
    </style:style>
    <style:style style:name="P5" style:family="paragraph" style:parent-style-name="Standard">
      <style:paragraph-properties fo:margin-left="-2.251cm" fo:margin-right="-0.25cm" fo:text-indent="0cm" style:auto-text-indent="false"/>
      <style:text-properties style:font-name="Verdana" fo:font-size="10pt" fo:font-weight="bold" style:font-size-asian="10pt" style:font-weight-asian="bold"/>
    </style:style>
    <style:style style:name="P6" style:family="paragraph" style:parent-style-name="UrbanTitle">
      <style:text-properties style:use-window-font-color="true" style:font-name="Times New Roman" fo:font-size="12pt" style:text-underline-style="none" style:font-size-asian="12pt" style:font-size-complex="12pt"/>
    </style:style>
    <style:style style:name="P7" style:family="paragraph" style:parent-style-name="Frame_20_contents">
      <style:paragraph-properties fo:text-align="start" style:justify-single-word="false"/>
      <style:text-properties style:font-name="Arial" fo:font-size="12pt" officeooo:paragraph-rsid="00061775" style:font-size-asian="12pt" style:font-size-complex="12pt"/>
    </style:style>
    <style:style style:name="P8" style:family="paragraph" style:parent-style-name="Standard">
      <style:paragraph-properties fo:text-align="start" style:justify-single-word="false"/>
      <style:text-properties style:font-name="Arial" fo:font-size="11pt" officeooo:paragraph-rsid="00061775" style:font-size-asian="11pt" style:font-size-complex="11pt"/>
    </style:style>
    <style:style style:name="P9" style:family="paragraph" style:parent-style-name="Standard">
      <style:text-properties officeooo:paragraph-rsid="00061775"/>
    </style:style>
    <style:style style:name="P10" style:family="paragraph" style:parent-style-name="Standard">
      <style:paragraph-properties fo:margin-top="0cm" fo:margin-bottom="2.131cm" loext:contextual-spacing="false" fo:text-align="start" style:justify-single-word="false"/>
      <style:text-properties style:font-name="Arial" fo:font-size="10pt" officeooo:paragraph-rsid="00061775" style:font-size-asian="10pt" style:font-size-complex="10pt"/>
    </style:style>
    <style:style style:name="P1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font-name="Times New Roman" fo:font-size="12pt" style:font-size-asian="12pt" style:font-size-complex="12pt"/>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8"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9"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10"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11" style:family="text">
      <style:text-properties fo:color="#000000"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2" style:family="text">
      <style:text-properties fo:color="#000000"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3"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2" table:style-name="Tableau2">
        <table:table-column table:style-name="Tableau2.A"/>
        <table:table-column table:style-name="Tableau2.B"/>
        <table:table-row table:style-name="Tableau2.1">
          <table:table-cell table:style-name="Tableau2.A1" office:value-type="string">
            <text:p text:style-name="P8"><office:annotation><dc:creator>Gauthier Bastien</dc:creator><dc:date>2011-01-13T14:56:41</dc:date><text:p text:style-name="P11">do text</text:p><text:p text:style-name="P11">from document(at=header, format='odt')</text:p></office:annotation><text:span text:style-name="T2">Import depuis header.odt</text:span></text:p>
          </table:table-cell>
          <table:table-cell table:style-name="Tableau2.A1" office:value-type="string">
            <text:p text:style-name="P10"><text:span text:style-name="Police_20_par_20_défaut"><text:span text:style-name="T7"><text:text-input text:description="">tool.getCityName()</text:text-input></text:span></text:span><text:span text:style-name="T8">, le </text:span><text:span text:style-name="T8"><text:text-input text:description="">licence_view.format_date()</text:text-input></text:span></text:p>
            <text:p text:style-name="P7"><text:span text:style-name="T9"><text:conditional-text text:condition="ooow:&quot;view.do_mailing()&quot;" text:string-value-if-true="&quot;mailed_data.getSignaletic()&quot;" text:string-value-if-false="">mailed_data.getSignaletic()</text:conditional-text></text:span><text:span text:style-name="T10"><text:s/></text:span><text:span text:style-name="T9"><text:conditional-text text:condition="ooow:&quot;view.do_mailing()&quot;" text:string-value-if-true="&quot;None&quot;" text:string-value-if-false="">None</text:conditional-text></text:span><text:span text:style-name="T10"><text:s/></text:span><text:span text:style-name="T9"><text:conditional-text text:condition="ooow:&quot;view.do_mailing()&quot;" text:string-value-if-true="&quot;None&quot;" text:string-value-if-false="">None</text:conditional-text></text:span><text:span text:style-name="T10"><text:line-break/></text:span><text:span text:style-name="T9"><text:conditional-text text:condition="ooow:&quot;view.do_mailing()&quot;" text:string-value-if-true="&quot;mailed_data.street&quot;" text:string-value-if-false="">mailed_data.street</text:conditional-text></text:span><text:span text:style-name="T9">, </text:span><text:span text:style-name="T9"><text:conditional-text text:condition="ooow:&quot;view.do_mailing()&quot;" text:string-value-if-true="&quot;mailed_data.number&quot;" text:string-value-if-false="">mailed_data.number</text:conditional-text></text:span><text:span text:style-name="T10"><text:line-break/></text:span><text:span text:style-name="T9"><text:conditional-text text:condition="ooow:&quot;view.do_mailing()&quot;" text:string-value-if-true="&quot;mailed_data.zipcode&quot;" text:string-value-if-false="">mailed_data.zipcode</text:conditional-text></text:span><text:span text:style-name="T9"> </text:span><text:span text:style-name="T9"><text:conditional-text text:condition="ooow:&quot;view.do_mailing()&quot;" text:string-value-if-true="&quot;mailed_data.city&quot;" text:string-value-if-false="">mailed_data.city</text:conditional-text></text:span></text:p>
          </table:table-cell>
        </table:table-row>
      </table:table>
      <text:p text:style-name="P9"/>
      <text:p text:style-name="UrbanTitle">Du registre aux délibérations du Collège Communal</text:p>
      <text:p text:style-name="UrbanTitle">de cette commune, a été extrait ce qui suit :</text:p>
      <text:p text:style-name="P6">[DATE DE LA SÉANCE]</text:p>
      <text:p text:style-name="UrbanBody"/>
      <text:p text:style-name="UrbanBody"><text:span text:style-name="T3"/></text:p>
      <text:p text:style-name="UrbanBody"/>
      <text:p text:style-name="UrbanBody"/>
      <table:table table:name="Tableau1" table:style-name="Tableau1">
        <table:table-column table:style-name="Tableau1.A"/>
        <table:table-column table:style-name="Tableau1.B"/>
        <table:table-row>
          <table:table-cell table:style-name="Tableau1.A1" office:value-type="string">
            <text:p text:style-name="UrbanTitle2">Présents</text:p>
          </table:table-cell>
          <table:table-cell table:style-name="Tableau1.A1" office:value-type="string">
            <text:p text:style-name="UrbanBody">[MEMBRES PRÉSENTS]</text:p>
          </table:table-cell>
        </table:table-row>
      </table:table>
      <text:p text:style-name="UrbanBody"/>
      <text:p text:style-name="UrbanTitle2">OBJET : Autorisation de raccordement à la canalisation communale AVEC traversée de voirie</text:p>
      <text:p text:style-name="UrbanBody"/>
      <text:p text:style-name="UrbanBody">Le Collège,</text:p>
      <text:p text:style-name="P5"/>
      <text:p text:style-name="P3">Vu la requête en date du <text:span text:style-name="T4">[DATE]</text:span> par laquelle <text:text-input text:description="Titre du demandeur">applicantobj.getPersonTitleValue()</text:text-input><text:s/><text:text-input text:description="Titre du demandeur">applicantobj.getName1()</text:text-input><text:s/><text:span text:style-name="T6">domicilié(s) </text:span><text:span text:style-name="T6"><text:text-input text:description="Titre du demandeur">applicantobj.getStreet()</text:text-input></text:span><text:span text:style-name="T6">,</text:span><text:span text:style-name="T4"> </text:span><text:span text:style-name="T6">n° </text:span><text:span text:style-name="T6"><text:text-input text:description="Titre du demandeur">applicantobj.getNumber()</text:text-input></text:span><text:span text:style-name="T6"><text:s/>à </text:span><text:span text:style-name="T6"><text:text-input text:description="Titre du demandeur">applicantobj.getZipcode()</text:text-input></text:span><text:span text:style-name="T6"><text:s/></text:span><text:span text:style-name="T6"><text:text-input text:description="Titre du demandeur">applicantobj.getCity()</text:text-input></text:span><text:span text:style-name="T6"> sollicite(nt) l’autorisation d’établir un raccordement à la canalisation communale existant au n° </text:span><text:span text:style-name="T6"><text:text-input text:description="Titre du demandeur">self.getWorkLocationSignaletic()</text:text-input></text:span><text:span text:style-name="T6"> , destiné à permettre l’évacuation des eaux de drainage et de ruissellement en provenance de son(leur) immeuble sis sur la parcelle cadastrée </text:span><text:span text:style-name="T6"><text:text-input text:description="Titre du demandeur">licence_view.get_parcels()</text:text-input></text:span></text:p>
      <text:p text:style-name="P4"/>
      <text:p text:style-name="UrbanTitle3">DECIDE : </text:p>
      <text:p text:style-name="P2"/>
      <text:p text:style-name="P2">L’autorisation sollicitée est accordée aux conditions ci-après :</text:p>
      <text:p text:style-name="P2">1.- les eaux déversées ne peuvent contenir ni fibre textile, ni emballage en matière plastique, ni déchet ménager solide organique ou non ;</text:p>
      <text:p text:style-name="P2">2.- les eaux usées ne peuvent contenir des huiles minérales, des produits inflammables et des solvants volatils, d’autres matières extractibles à l’éther de pétrole à une teneur supérieure à 0,5g/l, d’autres substances susceptibles de rendre les eaux d’égouts toxiques ou dangereuses ; </text:p>
      <text:p text:style-name="P2">3.- il est interdit de jeter ou de déverser dans les égouts publics des déchets préalablement soumis à un broyage mécanique ou des eaux contenant de telles matières ; </text:p>
      <text:p text:style-name="P2">4.- sous peine de retrait immédiat de l’autorisation, il ne pourra être évacué par la conduite en cause que des eaux naturelles provenant de drainage ou des toitures. Il est strictement interdit d’écouler des eaux contaminées quelconques susceptibles d’occasionner des dépôts ou de nuire à l’hygiène publique sauf s’il est fait usage d’<text:span text:style-name="T5">une fosse septique avec dégraisseur ou d’une fosse d’épuration</text:span> ; </text:p>
      <text:p text:style-name="P2">5.- les agents de la Commune auront toujours le droit de pénétrer en tout temps dans la partie de la <text:soft-page-break/>propriété du requérant afin de s’assurer que les conditions de la présente autorisation restent <text:span text:style-name="T3">strictement observées ; </text:span></text:p>
      <text:p text:style-name="P3">6.- l’(les) impétrant(s) est(sont) tenu(s) de construire à la limite de sa(leur) propriété et du domaine public et le plus près possible du réseau d’égouttage,<text:span text:style-name="T5"> une chambre de visite</text:span> par laquelle passent toutes les eaux de la décharge pour permettre une éventuelle prise d’échantillon aisée ; </text:p>
      <text:p text:style-name="P3">7.- le raccordement sera réalisé par le service communal de voirie, à partir de la chambre de visite dont question sub6°, et ce moyennant le paiement préalable de la somme de <text:span text:style-name="T4">250 euros</text:span> ;</text:p>
      <text:p text:style-name="P3"/>
      <text:p text:style-name="UrbanTitle3">INFORME : </text:p>
      <text:p text:style-name="P1"/>
      <text:p text:style-name="P1">1.- la présente autorisation n’est accordée qu’à titre précaire et sans aucune reconnaissance d’un droit au profit de l’impétrant ;</text:p>
      <text:p text:style-name="P1">2.- le service des Travaux (Mr Leclercq – contrôleur des Travaux – 081/559.215 - 0477/229.604) contactera les demandeurs <text:span text:style-name="T4">dans les 5 jours de la perception du paiement (hors circonstances exceptionnelles)</text:span> afin de convenir d’un rendez-vous pour l’exécution des travaux de raccordement.</text:p>
      <text:p text:style-name="UrbanBody"/>
      <text:p text:style-name="UrbanBody"><text:span text:style-name="T1"><office:annotation><dc:creator>sde </dc:creator><dc:date>2011-07-27T10:02:32</dc:date><text:p text:style-name="P11">do text</text:p><text:p text:style-name="P11">from document(at=signatures, format='odt')</text:p></office:annotation></text:span><text:span text:style-name="T1">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OpenSymbol" svg:font-family="OpenSymbol"/>
    <style:font-face style:name="StarSymbol" svg:font-family="StarSymbol"/>
    <style:font-face style:name="DejaVu Sans1"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Verdana" svg:font-family="Verdana"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de </meta:initial-creator>
    <meta:creation-date>2011-07-26T09:39:57</meta:creation-date>
    <dc:date>2021-03-18T08:12:49.314608844</dc:date>
    <meta:editing-duration>PT8H49M18S</meta:editing-duration>
    <meta:editing-cycles>52</meta:editing-cycles>
    <meta:generator>LibreOffice/6.4.6.2$Linux_X86_64 LibreOffice_project/40$Build-2</meta:generator>
    <meta:document-statistic meta:table-count="2" meta:image-count="0" meta:object-count="0" meta:page-count="2" meta:paragraph-count="25" meta:word-count="478" meta:character-count="3249" meta:non-whitespace-character-count="2809"/>
  </office:meta>
</office:document-meta>
</file>